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ans-serif"/>
    <style:font-face style:name="Lohit Devanagari1" svg:font-family="'Lohit Devanagari'"/>
    <style:font-face style:name="Times New Roman" svg:font-family="'Times New Roman', serif"/>
    <style:font-face style:name="ubuntu" svg:font-family="ubuntu"/>
    <style:font-face style:name="Calibri" svg:font-family="Calibri"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ubuntu" fo:font-size="12pt" style:font-size-asian="12pt" style:font-size-complex="12pt"/>
    </style:style>
    <style:style style:name="P2" style:family="paragraph" style:parent-style-name="Text_20_body">
      <style:paragraph-properties fo:margin-top="0.1665in" fo:margin-bottom="0in" fo:line-height="138%" style:writing-mode="lr-tb"/>
      <style:text-properties fo:font-variant="normal" fo:text-transform="none" fo:color="#000000" style:text-line-through-style="none" style:font-name="ubuntu" fo:font-size="12pt" fo:font-style="normal" style:text-underline-style="none" fo:font-weight="bold" style:text-blinking="false" fo:background-color="transparent" style:font-size-asian="12pt" style:font-weight-asian="bold" style:font-size-complex="12pt" style:font-weight-complex="bold"/>
    </style:style>
    <style:style style:name="P3" style:family="paragraph" style:parent-style-name="Text_20_body">
      <style:paragraph-properties fo:margin-top="0.1665in" fo:margin-bottom="0in" fo:line-height="138%" style:writing-mode="lr-tb"/>
      <style:text-properties fo:font-variant="normal" fo:text-transform="none" fo:color="#000000" style:text-line-through-style="none" style:font-name="ubuntu"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top="0.1665in" fo:margin-bottom="0in" fo:line-height="138%" style:writing-mode="lr-tb"/>
      <style:text-properties fo:font-variant="normal" fo:text-transform="none" fo:color="#000000" style:text-line-through-style="none" style:font-name="ubuntu" fo:font-size="12pt" style:text-underline-style="none" style:text-blinking="false" fo:background-color="transparent" style:font-size-asian="12pt" style:font-size-complex="12pt"/>
    </style:style>
    <style:style style:name="P5" style:family="paragraph" style:parent-style-name="Text_20_body">
      <style:paragraph-properties fo:margin-top="0.1665in" fo:margin-bottom="0in" fo:line-height="138%" style:writing-mode="lr-tb"/>
      <style:text-properties style:font-name="ubuntu" fo:font-size="12pt" fo:font-weight="normal" style:font-size-asian="12pt" style:font-size-complex="12pt"/>
    </style:style>
    <style:style style:name="P6" style:family="paragraph" style:parent-style-name="Text_20_body">
      <style:paragraph-properties fo:margin-top="0.1665in" fo:margin-bottom="0in" fo:line-height="138%" style:writing-mode="lr-tb"/>
      <style:text-properties style:font-name="ubuntu" fo:font-size="12pt" style:font-size-asian="12pt" style:font-size-complex="12pt"/>
    </style:style>
    <style:style style:name="P7" style:family="paragraph" style:parent-style-name="Standard">
      <style:text-properties fo:color="#000000" style:font-name="Liberation Serif" fo:font-size="12pt" fo:language="el" fo:country="GR" fo:font-style="normal" fo:font-weight="normal" style:letter-kerning="true" style:font-name-asian="Calibri1" style:font-size-asian="12pt" style:font-style-asian="normal" style:font-weight-asian="normal" style:font-size-complex="12pt"/>
    </style:style>
    <style:style style:name="P8" style:family="paragraph" style:parent-style-name="Standard">
      <style:text-properties style:font-name="Calibri" fo:font-size="11pt" fo:language="el" fo:country="GR" style:letter-kerning="true" style:font-name-asian="Calibri1" style:font-size-asian="11pt" style:font-size-complex="11pt"/>
    </style:style>
    <style:style style:name="T1" style:family="text">
      <style:text-properties style:font-name="Liberation Serif"/>
    </style:style>
    <style:style style:name="T2" style:family="text">
      <style:text-properties style:font-name="Liberation Serif" fo:font-size="12pt" style:font-size-asian="12pt" style:font-size-complex="12pt"/>
    </style:style>
    <style:style style:name="T3" style:family="text">
      <style:text-properties style:font-name="Liberation Serif" fo:font-size="12pt" fo:language="el" fo:country="GR" style:letter-kerning="true" style:font-name-asian="Calibri1" style:font-size-asian="12pt" style:font-size-complex="12pt"/>
    </style:style>
    <style:style style:name="T4" style:family="text">
      <style:text-properties fo:language="el" fo:country="GR"/>
    </style:style>
    <style:style style:name="T5" style:family="text">
      <style:text-properties fo:font-size="11pt" fo:font-style="normal" fo:font-weight="normal"/>
    </style:style>
    <style:style style:name="T6" style:family="text">
      <style:text-properties fo:color="#000000" style:font-name="Liberation Serif" fo:font-size="12pt" fo:language="el" fo:country="GR" fo:font-style="normal" fo:font-weight="normal" style:letter-kerning="true" style:font-name-asian="Calibri1" style:font-size-asian="12pt" style:font-style-asian="normal" style:font-weight-asian="normal" style:font-size-complex="12pt" loext:opacity="100%"/>
    </style:style>
    <style:style style:name="T7" style:family="text">
      <style:text-properties fo:color="#000000" style:font-name="Liberation Serif" fo:font-size="12pt" fo:language="el" fo:country="GR" fo:font-style="normal" fo:font-weight="normal" style:letter-kerning="true" style:font-name-asian="Calibri1" style:font-size-asian="12pt" style:font-style-asian="normal" style:font-weight-asian="normal" style:font-size-complex="12pt" loext:opacity="100%"/>
    </style:style>
    <style:style style:name="T8" style:family="text">
      <style:text-properties fo:color="#000000" style:font-name="Liberation Serif" fo:font-size="12pt" fo:language="el" fo:country="GR" style:letter-kerning="true" style:font-name-asian="Calibri1" style:font-size-asian="12pt" style:font-size-complex="12pt" loext:opacity="100%"/>
    </style:style>
    <style:style style:name="T9" style:family="text">
      <style:text-properties fo:color="#000000" style:font-name="Liberation Serif" fo:font-size="12pt" fo:font-style="normal" fo:font-weight="normal" style:font-size-asian="12pt" style:font-style-asian="normal" style:font-weight-asian="normal" style:font-size-complex="12pt" loext:opacity="100%"/>
    </style:style>
    <style:style style:name="T10" style:family="text">
      <style:text-properties fo:font-variant="normal" fo:text-transform="none" fo:color="#000000" style:text-line-through-style="none" style:font-name="Arial" fo:font-size="11pt" fo:font-style="normal" style:text-underline-style="none" style:text-blinking="false" fo:background-color="transparent"/>
    </style:style>
    <style:style style:name="T11" style:family="text">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T12" style:family="text">
      <style:text-properties fo:font-variant="normal" fo:text-transform="none" fo:color="#000000" style:text-line-through-style="none" style:font-name="Times New Roman" fo:font-size="11pt" fo:font-style="normal" style:text-underline-style="none" style:text-blinking="false" fo:background-color="transparent"/>
    </style:style>
    <style:style style:name="T13" style:family="text">
      <style:text-properties fo:font-variant="normal" fo:text-transform="none" fo:color="#000000" style:text-line-through-style="none" style:text-underline-style="none" style:text-blinking="false" fo:background-color="transparent"/>
    </style:style>
    <style:style style:name="T14" style:family="text">
      <style:text-properties fo:font-variant="normal" fo:text-transform="none" fo:color="#000000" style:text-line-through-style="none" fo:font-size="11pt" fo:font-style="normal" style:text-underline-style="none" style:text-blinking="false" fo:background-color="transparent"/>
    </style:style>
    <style:style style:name="T15" style:family="text">
      <style:text-properties fo:font-variant="normal" fo:text-transform="none" fo:color="#000000" style:text-line-through-style="none" fo:font-size="11pt" fo:font-style="normal" style:text-underline-style="none" fo:font-weight="normal" style:text-blinking="false" fo:background-color="transparent"/>
    </style:style>
    <style:style style:name="T16" style:family="text">
      <style:text-properties fo:font-variant="normal" fo:text-transform="none" fo:color="#000000" style:text-line-through-style="none" fo:font-style="normal" style:text-underline-style="none" style:text-blinking="false" fo:background-color="transparent"/>
    </style:style>
    <style:style style:name="T17" style:family="text">
      <style:text-properties fo:font-variant="normal" fo:text-transform="none" fo:color="#000000" style:text-line-through-style="none" fo:font-style="normal" style:text-underline-style="none" fo:font-weight="normal" style:text-blinking="false" fo:background-color="transparent"/>
    </style:style>
    <style:style style:name="T18" style:family="text">
      <style:text-properties fo:font-variant="normal" fo:text-transform="none" fo:color="#000000" style:text-line-through-style="none" fo:language="el" fo:country="GR" fo:font-style="normal" style:text-underline-style="none" style:text-blinking="false" fo:background-color="transparent"/>
    </style:style>
    <style:style style:name="T19" style:family="text">
      <style:text-properties style:font-name="Arial" fo:font-size="11pt" fo:font-style="normal" fo:font-weight="normal"/>
    </style:style>
    <style:style style:name="T20" style:family="text">
      <style:text-properties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fbe8bb4e-7fff-c59b-0e18-9049539074d6"/>Περιγραφή λειτουργίας ChatBot.</text:p>
      <text:p text:style-name="P3">Κατά την έναρξη του προγράμματος το chatbot ζητάει από τον χρήστει να εισάγει ένα user_id υπάρχουν 3 user ID 123 - alice - 456 bob και 789 - Charlie. Αν δεν υπάρχει το όνομα το Chatbot ζητάει από τον χρήστη να εισάγει ο ίδιος το όνομα του για λόγους personalization.</text:p>
      <text:p text:style-name="P3">Στην συνέχεια τον καλωσορίζει και του εμφανίζει ένα prompt για να του θέσει ερωτήσεις για information, να κάνει απλο chat ή να κάνει κράτηση. Ο χρήστης με το που υποβάλλει μια ερώτηση το chat έχει τη δυνατότητα να επιλέξει αυτόματα την κατηγορία και με βάση αυτού να δώσει αυτόματα την απάντηση. Παρόλα αυτά λόγω περιορισμού δεδομένων για training του μοντέλου, ενδέχεται το chat να μην αντιληφθεί σωστά την ερώτηση και να οδηγηθεί σε άλλη κατηγορία. Σε αυτην την περίπτωση ο χρήστης μπορεί να εισάγει info για να μπει σε information mode ή small_t για να για να κάνει small talk, δίνοντας την κατεύθυνση στο chat με σκοπό να παράγει σωστά αποτελέσματα. Αν ο χρήστης κάνει ερώτηση ή επιθυμεί να κάνει κράτηση τον βάζει σε ένα αυτοματοποιημένο σύστημα που του ζητάει τον αριθμό των ατόμων το ονομα.</text:p>
      <text:p text:style-name="P3">Αν ο χρήστης επιθυμεί να τερματίσει την εφαρμογή μπορεί να πατήσει exit σε οποιοδήποτε σημείο.</text:p>
      <text:p text:style-name="P3">Για την <text:span text:style-name="T4">υλοποίηση</text:span> του chatbot χρησιμοποιήθηκε supervised learning με Linear SVM. Χρησιμοποιήθηκε ένα περιορισμένο μέγεθος από training data για να έχουμε όσο το δυνατόν καλύτερα αποτελέσματα. Θα μπορούσε να είχε γίνει και περισσότερη παραμετροποίηση ώστε να παραχθούν καλύτερα αποτελέσματα από τα μοντελα μας. Για την κατηγοριοποίηση των information ερωτήσεων, του small talk και την αρχική επεξεργασία της ερώτησης χρησιμοποιήθηκε το μοντέλο που αναφέρθηκε. Να σημειώσουμε ότι το μοντέλο ΜΒ δεν χρησιμοποιήθηκε γιατί παρήχθησαν καλύτερα αποτελέσματα με το Linear SVM ως προς το accuracy και το recall.</text:p>
      <text:p text:style-name="P3">Παράλληλα όσον αφορά το error handling, τέθηκαν όρια threshold 0.5 για την πιθανότητα μιας εισαγωγής του χρήστη να είναι συμβατή με τις κατηγορίες που έχουμε θέσει στην εκάστοτε λειτουργικότητα. Αν η μέγιστη πιθανότητα είναι μικρότερη του threshold τότε το chat απαντάει ότι δεν κατάλαβε την ερώτηση.</text:p>
      <text:p text:style-name="P5"><text:soft-page-break/><text:span text:style-name="T16">Σε ότι αφορά το context σε περίπτωση error χρησιμοποιούμε το context της προηγούμενης ερώτησης για να προωθήσουμε το αιτημα του χρήστη στο κατάλληλο mode information είτε small talk. Με αυτόν το τροπο </text:span><text:span text:style-name="T18">μειώνουμε</text:span><text:span text:style-name="T16"> την </text:span><text:span text:style-name="T18">πιθανότητα</text:span><text:span text:style-name="T16"> να μας απαντήσει το chat bot ότι δεν γνωρίζει, κάνοντας έτσι την εμπειρία του χρήστη καλύτερη.<text:line-break/></text:span></text:p>
      <text:p text:style-name="P5"><text:span text:style-name="T16">Τέλος το personalization </text:span><text:span text:style-name="T18">γίνεται</text:span><text:span text:style-name="T16"> χρησιμοποιώντας το όνομα του χρήστη σε κάποιες απο τις απαντήσεις. Θα μπορούσε να γίνει expand αν κρατούσαμε περισσότερα δεδομένα.</text:span></text:p>
      <text:p text:style-name="P5"><text:span text:style-name="T16"><text:line-break/>Το sentiment analysis γίνεται στο small talk και προστίθεται είτε “Τhat is great :-)” είτε “I am sorry to hear that :-( " στην απάντηση. Υλοποιείται με την χρήση vader_lexicon και nltk.sentiment import SentimentIntensityAnalyzer.</text:span></text:p>
      <text:p text:style-name="P3">Confirmation Strategy υπάρχει στην κράτηση του τραπεζιού για τον πελάτη και στο τέλος γίνεται ερώτηση για τον αν συναινεί να γίνει η κράτηση.</text:p>
      <text:p text:style-name="P6"><text:span text:style-name="T17">Παρακάτω παρουσιάζονται ορισμένα happy paths.</text:span></text:p>
      <text:p text:style-name="P3">Default Mode<text:span text:style-name="T4">:</text:span></text:p>
      <text:p text:style-name="P3">Hello </text:p>
      <text:p text:style-name="P3"><text:span text:style-name="T4">→ </text:span>Hi there! How can I assist you today?</text:p>
      <text:p text:style-name="P5"><text:span text:style-name="T16">It's a beautiful day today. </text:span></text:p>
      <text:p text:style-name="P5"><text:span text:style-name="T16">→ It's quite sunny today.</text:span></text:p>
      <text:p text:style-name="P5"><text:span text:style-name="T16">"What is on the menu." </text:span></text:p>
      <text:p text:style-name="P5"><text:span text:style-name="T16">→ We have everything and all the options</text:span><text:span text:style-name="T13"> </text:span><text:span text:style-name="T16">so the answer to your question is yes.</text:span></text:p>
      <text:p text:style-name="P5"><text:span text:style-name="T16">Do you offer vegan options ? </text:span></text:p>
      <text:p text:style-name="P5"><text:span text:style-name="T16">→ We have all kinds of souvlakia an pitogyra.</text:span></text:p>
      <text:p text:style-name="P5"><text:span text:style-name="T16"/></text:p>
      <text:p text:style-name="P5"><text:soft-page-break/><text:span text:style-name="T16"><text:line-break/>Παράδειγμα κράτησης :</text:span></text:p>
      <text:p text:style-name="P3">Lets make a reservation. </text:p>
      <text:p text:style-name="P3">→ Welcome to our reservation system! (type 'exit' at any time to quit)</text:p>
      <text:p text:style-name="P3">Enter the number of people for the reservation</text:p>
      <text:p text:style-name="P4">→<text:span text:style-name="T20">5</text:span></text:p>
      <text:p text:style-name="P3">Enter the reservation date (YYYY-MM-DD): Υπάρχει error handling και check για availability.</text:p>
      <text:p text:style-name="P4">→<text:span text:style-name="T20">2024-03-03.</text:span></text:p>
      <text:p text:style-name="P3">Enter your name (optional, press enter to skip): ? (If you skip the logged name is used.)</text:p>
      <text:p text:style-name="P4">→<text:span text:style-name="T20">Alice</text:span></text:p>
      <text:p text:style-name="P3">Confirm reservation for 5 people on 1992-01-01 under the name Alice (yes/no):</text:p>
      <text:p text:style-name="P4">→<text:span text:style-name="T20">yes</text:span></text:p>
      <text:p text:style-name="P3">Reservation made</text:p>
      <text:p text:style-name="P3"/>
      <text:p text:style-name="P3">Παράδειγμα small talk : </text:p>
      <text:p text:style-name="P3">What are your plans for the weekend ?</text:p>
      <text:p text:style-name="P4">→ <text:span text:style-name="T20">I hope your weekend is shaping up to be a great one!</text:span></text:p>
      <text:p text:style-name="P1"/>
      <text:p text:style-name="P3">Η απαντήσεις ενδέχεται να αλλάξουν καθώς επιλέγονται τυχαία από μια <text:span text:style-name="T4">λίστα</text:span> ορισμένων απαντήσεων.</text:p>
      <text:p text:style-name="P3"/>
      <text:p text:style-name="P3"/>
      <text:p text:style-name="P3"/>
      <text:p text:style-name="P3"><text:soft-page-break/></text:p>
      <text:p text:style-name="P1"><text:line-break/>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ans-serif"/>
    <style:font-face style:name="Lohit Devanagari1" svg:font-family="'Lohit Devanagari'"/>
    <style:font-face style:name="Times New Roman" svg:font-family="'Times New Roman', serif"/>
    <style:font-face style:name="ubuntu" svg:font-family="ubuntu"/>
    <style:font-face style:name="Calibri" svg:font-family="Calibri"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fo:margin-top="0in" fo:margin-bottom="0.0972in"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2-08T10:25:30.295276427</meta:creation-date>
    <dc:date>2023-12-08T14:24:17.16</dc:date>
    <meta:editing-duration>PT43M32S</meta:editing-duration>
    <meta:editing-cycles>2</meta:editing-cycles>
    <meta:generator>OpenOffice/4.1.6$Win32 OpenOffice.org_project/416m1$Build-9790</meta:generator>
    <meta:document-statistic meta:table-count="0" meta:image-count="0" meta:object-count="0" meta:page-count="4" meta:paragraph-count="37" meta:word-count="647" meta:character-count="3950"/>
  </office:meta>
</office:document-meta>
</file>